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fr" fo:country="FR"/>
    </style:style>
    <style:style style:name="P2" style:parent-style-name="ListParagraph" style:list-style-name="LFO1" style:family="paragraph">
      <style:text-properties fo:language="fr" fo:country="FR"/>
    </style:style>
    <style:style style:name="P3" style:parent-style-name="ListParagraph" style:list-style-name="LFO1" style:family="paragraph">
      <style:text-properties fo:language="fr" fo:country="FR"/>
    </style:style>
    <style:style style:name="P4" style:parent-style-name="ListParagraph" style:list-style-name="LFO1" style:family="paragraph">
      <style:text-properties fo:language="fr" fo:country="FR"/>
    </style:style>
    <style:style style:name="P5" style:parent-style-name="ListParagraph" style:list-style-name="LFO1" style:family="paragraph">
      <style:text-properties fo:language="fr" fo:country="FR"/>
    </style:style>
    <style:style style:name="P6" style:parent-style-name="ListParagraph" style:list-style-name="LFO1" style:family="paragraph">
      <style:text-properties fo:language="fr" fo:country="FR"/>
    </style:style>
    <style:style style:name="P7" style:parent-style-name="ListParagraph" style:list-style-name="LFO1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font-weight="bold" style:font-weight-asian="bold" fo:language="fr" fo:country="FR"/>
    </style:style>
    <style:style style:name="P11" style:parent-style-name="ListParagraph" style:list-style-name="LFO2" style:family="paragraph">
      <style:text-properties fo:language="fr" fo:country="FR"/>
    </style:style>
    <style:style style:name="P12" style:parent-style-name="ListParagraph" style:list-style-name="LFO2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</office:automatic-styles>
  <office:body>
    <office:text text:use-soft-page-breaks="true">
      <text:list text:style-name="LFO1" text:continue-numbering="true">
        <text:list-item>
          <text:p text:style-name="P1">Diviser la couche ouvrages en ponctuel/lignes</text:p>
        </text:list-item>
        <text:list-item>
          <text:p text:style-name="P2">PDF intervention.<text:s/></text:p>
        </text:list-item>
        <text:list-item>
          <text:p text:style-name="P3">NiveauUrgence dans Section et pas dans Voie</text:p>
        </text:list-item>
        <text:list-item>
          <text:p text:style-name="P4">Mettre des outils directement sur la carte.<text:s/></text:p>
        </text:list-item>
        <text:list-item>
          <text:p text:style-name="P5">Ajouter une route : problématique</text:p>
        </text:list-item>
        <text:list-item>
          <text:p text:style-name="P6">Supprimer<text:s/>éléments</text:p>
        </text:list-item>
        <text:list-item>
          <text:p text:style-name="P7">Ajouter élément directement sur la carte sous-forme de bouton<text:s/><text:s/></text:p>
        </text:list-item>
      </text:list>
      <text:p text:style-name="P8"/>
      <text:p text:style-name="P9"/>
      <text:p text:style-name="P10">Prochain exo :<text:s/></text:p>
      <text:list text:style-name="LFO2" text:continue-numbering="true">
        <text:list-item>
          <text:p text:style-name="P11">Limites district (polygones) et multilinestring</text:p>
        </text:list-item>
        <text:list-item>
          <text:p text:style-name="P12">Ajouter<text:s/>une légende<text:s/></text:p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emiromano522@gmail.com</meta:initial-creator>
    <dc:creator>Noemi Romano</dc:creator>
    <meta:creation-date>2017-11-02T13:16:00Z</meta:creation-date>
    <dc:date>2017-11-11T12:52:00Z</dc:date>
    <meta:template xlink:href="Normal" xlink:type="simple"/>
    <meta:editing-cycles>1</meta:editing-cycles>
    <meta:editing-duration>PT462300S</meta:editing-duration>
    <meta:document-statistic meta:page-count="1" meta:paragraph-count="1" meta:word-count="53" meta:character-count="358" meta:row-count="2" meta:non-whitespace-character-count="306"/>
  </office:meta>
</office:document-meta>
</file>